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50000001E31A23060.png" manifest:media-type="image/png"/>
  <manifest:file-entry manifest:full-path="Pictures/10000000000002D00000021C7B2141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4.82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2-notes">
      <style:graphic-properties draw:stroke="none" draw:fill="none" draw:fill-color="#ffffff" fo:min-height="11.432cm"/>
    </style:style>
    <style:style style:name="pr3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24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2-outline1" style:list-style-name="L15">
      <style:graphic-properties draw:stroke="none" draw:fill="none" draw:fill-color="#ffffff" draw:textarea-horizontal-align="justify" draw:textarea-vertical-align="top" draw:auto-grow-height="true" draw:auto-grow-width="false" fo:min-height="23.70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17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 style:line-break="strict"/>
    </style:style>
    <style:style style:name="P4" style:family="paragraph">
      <style:paragraph-properties fo:margin-left="0cm" fo:margin-right="0cm" fo:margin-top="0.246cm" fo:margin-bottom="0cm" fo:line-height="100%" fo:text-indent="0cm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line-break="strict"/>
    </style:style>
    <style:style style:name="P6" style:family="paragraph">
      <style:paragraph-properties fo:margin-left="1.195cm" fo:margin-right="0cm" fo:margin-top="0.282cm" fo:margin-bottom="0cm" fo:line-height="100%" fo:text-indent="-0.9cm" style:line-break="stric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align="start" fo:text-indent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line-height="100%" fo:text-align="start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211cm" fo:margin-bottom="0cm" fo:line-height="100%" fo:text-indent="0cm" style:line-break="strict"/>
    </style:style>
    <style:style style:name="P12" style:family="paragraph">
      <style:paragraph-properties fo:margin-left="2.054cm" fo:margin-right="0cm" fo:margin-top="0.211cm" fo:margin-bottom="0cm" fo:line-height="100%" fo:text-indent="-0.784cm" style:line-break="strict"/>
    </style:style>
    <style:style style:name="P13" style:family="paragraph">
      <style:paragraph-properties fo:margin-left="0cm" fo:margin-right="0cm" fo:margin-top="0.246cm" fo:margin-bottom="0cm" fo:line-height="100%" fo:text-indent="0cm" style:punctuation-wrap="simple" style:line-break="strict"/>
    </style:style>
    <style:style style:name="P14" style:family="paragraph">
      <style:paragraph-properties fo:margin-left="0cm" fo:margin-right="0cm" fo:margin-top="0.211cm" fo:margin-bottom="0cm" fo:line-height="100%" fo:text-indent="0cm" style:punctuation-wrap="simple" style:line-break="strict"/>
    </style:style>
    <style:style style:name="P15" style:family="paragraph">
      <style:paragraph-properties fo:margin-left="2.394cm" fo:margin-right="0cm" fo:margin-top="0.211cm" fo:margin-bottom="0cm" fo:line-height="100%" fo:text-indent="-0.895cm" style:punctuation-wrap="simple" style:line-break="strict"/>
    </style:style>
    <style:style style:name="P16" style:family="paragraph">
      <style:paragraph-properties fo:margin-left="0cm" fo:margin-right="0cm" fo:margin-top="0.246cm" fo:margin-bottom="0cm" fo:line-height="90%" fo:text-indent="0cm" style:line-break="strict"/>
    </style:style>
    <style:style style:name="P17" style:family="paragraph">
      <style:paragraph-properties fo:margin-left="0cm" fo:margin-right="0cm" fo:margin-top="0.211cm" fo:margin-bottom="0cm" fo:line-height="90%" fo:text-indent="0cm" style:line-break="strict"/>
    </style:style>
    <style:style style:name="P18" style:family="paragraph">
      <style:paragraph-properties fo:margin-left="2.394cm" fo:margin-right="0cm" fo:margin-top="0.246cm" fo:margin-bottom="0cm" fo:line-height="100%" fo:text-indent="-0.895cm" style:line-break="strict"/>
    </style:style>
    <style:style style:name="P19" style:family="paragraph">
      <style:paragraph-properties fo:margin-left="0.952cm" fo:margin-right="0cm" fo:margin-top="0.158cm" fo:margin-bottom="0cm" fo:line-height="100%" fo:text-indent="-0.944cm" style:line-break="strict"/>
    </style:style>
    <style:style style:name="P20" style:family="paragraph">
      <style:paragraph-properties fo:margin-left="0cm" fo:margin-right="0cm" fo:margin-top="0.176cm" fo:margin-bottom="0cm" fo:line-height="100%" fo:text-indent="0cm" style:punctuation-wrap="simple" style:line-break="strict"/>
    </style:style>
    <style:style style:name="P21" style:family="paragraph">
      <style:paragraph-properties fo:margin-left="0cm" fo:margin-right="0cm" fo:margin-top="0.158cm" fo:margin-bottom="0cm" fo:line-height="100%" fo:text-indent="0cm" style:punctuation-wrap="simple" style:line-break="strict"/>
    </style:style>
    <style:style style:name="P22" style:family="paragraph">
      <style:paragraph-properties fo:margin-left="1.195cm" fo:margin-right="0cm" fo:margin-top="0.176cm" fo:margin-bottom="0cm" fo:line-height="100%" fo:text-indent="-0.9cm" style:punctuation-wrap="simple" style:line-break="strict"/>
    </style:style>
    <style:style style:name="P23" style:family="paragraph">
      <style:paragraph-properties fo:margin-left="0cm" fo:margin-right="0cm" fo:margin-top="0.211cm" fo:margin-bottom="0cm" fo:line-height="80%" fo:text-indent="0cm" style:line-break="strict"/>
    </style:style>
    <style:style style:name="P24" style:family="paragraph">
      <style:paragraph-properties fo:margin-left="0cm" fo:margin-right="0cm" fo:margin-top="0.176cm" fo:margin-bottom="0cm" fo:line-height="80%" fo:text-indent="0cm" style:line-break="strict"/>
    </style:style>
    <style:style style:name="P25" style:family="paragraph">
      <style:paragraph-properties fo:margin-left="0.952cm" fo:margin-right="0cm" fo:margin-top="0.246cm" fo:margin-bottom="0cm" fo:line-height="100%" fo:text-indent="-0.944cm" style:line-break="strict"/>
    </style:style>
    <style:style style:name="P26" style:family="paragraph">
      <style:paragraph-properties fo:margin-left="1.195cm" fo:margin-right="0cm" fo:margin-top="0.246cm" fo:margin-bottom="0cm" fo:line-height="100%" fo:text-indent="-0.9cm" style:punctuation-wrap="simple" style:line-break="strict"/>
    </style:style>
    <style:style style:name="P27" style:family="paragraph">
      <style:paragraph-properties fo:margin-left="1.195cm" fo:margin-right="0cm" fo:margin-top="0.246cm" fo:margin-bottom="0cm" fo:line-height="90%" fo:text-indent="-0.9cm" style:line-break="strict"/>
    </style:style>
    <style:style style:name="P28" style:family="paragraph">
      <style:paragraph-properties fo:margin-left="0.952cm" fo:margin-right="0cm" fo:margin-top="0.246cm" fo:margin-bottom="0cm" fo:line-height="90%" fo:text-indent="-0.952cm" style:line-break="strict"/>
    </style:style>
    <style:style style:name="P29" style:family="paragraph">
      <style:paragraph-properties fo:margin-left="0.952cm" fo:margin-right="0cm" fo:margin-top="0.246cm" fo:margin-bottom="0cm" fo:line-height="90%" fo:text-indent="-0.952cm" style:line-break="strict" style:writing-mode="lr-tb" style:font-independent-line-spacing="true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IN"/>
    </style:style>
    <style:style style:name="T3" style:family="text">
      <style:text-properties fo:color="#000000" fo:language="en" fo:country="IN" fo:font-style="italic" style:font-style-asian="italic" style:font-style-complex="italic"/>
    </style:style>
    <style:style style:name="T4" style:family="text">
      <style:text-properties fo:color="#000000" fo:language="en" fo:country="US" fo:font-style="italic" style:font-style-asian="italic" style:font-style-complex="italic"/>
    </style:style>
    <style:style style:name="T5" style:family="text">
      <style:text-properties fo:color="#000000" fo:font-family="'Courier New'" style:font-family-generic="modern" style:font-pitch="fixed" fo:font-size="16pt" fo:language="en" fo:country="US" style:font-size-asian="16pt" style:font-size-complex="16pt"/>
    </style:style>
    <style:style style:name="T6" style:family="text">
      <style:text-properties fo:color="#000000" fo:font-size="36pt" fo:language="en" fo:country="IN" style:font-size-asian="36pt" style:font-size-complex="36pt"/>
    </style:style>
    <style:style style:name="T7" style:family="text">
      <style:text-properties fo:color="#000000" fo:font-size="28pt" fo:language="en" fo:country="IN" style:font-size-asian="28pt" style:font-size-complex="28pt"/>
    </style:style>
    <style:style style:name="T8" style:family="text">
      <style:text-properties fo:color="#000000" fo:font-size="24pt" fo:language="en" fo:country="IN" style:font-size-asian="24pt" style:font-size-complex="24pt"/>
    </style:style>
    <style:style style:name="T9" style:family="text">
      <style:text-properties fo:color="#000000" fo:font-family="Arial" style:font-pitch="fixed" fo:font-size="28pt" fo:language="en" fo:country="US" fo:font-style="italic" style:font-family-asian="'WenQuanYi Micro Hei'" style:font-pitch-asian="variable" style:font-size-asian="28pt" style:font-style-asian="italic" style:font-family-complex="'WenQuanYi Micro Hei'" style:font-pitch-complex="variable" style:font-size-complex="28pt" style:font-style-complex="italic"/>
    </style:style>
    <style:style style:name="T10" style:family="text">
      <style:text-properties fo:color="#000000" fo:font-family="Arial" style:font-pitch="fixed" fo:font-size="28pt" fo:language="en" fo:country="US" style:font-family-asian="'WenQuanYi Micro Hei'" style:font-pitch-asian="variable" style:font-size-asian="28pt" style:font-family-complex="'WenQuanYi Micro Hei'" style:font-pitch-complex="variable" style:font-size-complex="28pt"/>
    </style:style>
    <style:style style:name="T11" style:family="text">
      <style:text-properties fo:color="#000000" fo:font-family="Arial" style:font-pitch="fixed" fo:font-size="24pt" fo:language="en" fo:country="US" fo:font-style="italic" style:font-family-asian="'WenQuanYi Micro Hei'" style:font-pitch-asian="variable" style:font-size-asian="24pt" style:font-style-asian="italic" style:font-family-complex="'WenQuanYi Micro Hei'" style:font-pitch-complex="variable" style:font-size-complex="24pt" style:font-style-complex="italic"/>
    </style:style>
    <style:style style:name="T12" style:family="text">
      <style:text-properties fo:color="#000000" fo:font-family="Arial" style:font-pitch="fixed" fo:font-size="24pt" fo:language="en" fo:country="US" style:font-family-asian="'WenQuanYi Micro Hei'" style:font-pitch-asian="variable" style:font-size-asian="24pt" style:font-family-complex="'WenQuanYi Micro Hei'" style:font-pitch-complex="variable" style:font-size-complex="24pt"/>
    </style:style>
    <style:style style:name="T13" style:family="text">
      <style:text-properties fo:color="#000000" fo:font-size="28pt" fo:language="en" fo:country="US" style:font-size-asian="28pt" style:font-size-complex="28pt"/>
    </style:style>
    <style:style style:name="T14" style:family="text">
      <style:text-properties fo:color="#000000" fo:font-size="24pt" fo:language="en" fo:country="US" style:font-size-asian="24pt" style:font-size-complex="24pt"/>
    </style:style>
    <style:style style:name="T15" style:family="text">
      <style:text-properties fo:color="#000000" fo:font-family="'Courier New'" style:font-family-generic="modern" style:font-pitch="fixed" fo:font-size="18pt" fo:language="en" fo:country="US" style:font-size-asian="18pt" style:font-size-complex="18pt"/>
    </style:style>
    <style:style style:name="T16" style:family="text">
      <style:text-properties fo:color="#000000" fo:font-family="'ヒラギノ角ゴ Pro W3'" style:font-pitch="fixed" fo:font-size="18pt" fo:language="en" fo:country="US" style:font-size-asian="18pt" style:font-size-complex="18pt"/>
    </style:style>
    <style:style style:name="T17" style:family="text">
      <style:text-properties fo:color="#000000" fo:font-family="Arial" style:font-pitch="fixed" fo:font-size="20pt" fo:language="en" fo:country="US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18" style:family="text">
      <style:text-properties fo:color="#000000" fo:font-family="Arial" style:font-pitch="fixed" fo:font-size="18pt" fo:language="en" fo:country="US" style:font-family-asian="'WenQuanYi Micro Hei'" style:font-pitch-asian="variable" style:font-size-asian="18pt" style:font-family-complex="'WenQuanYi Micro Hei'" style:font-pitch-complex="variable" style:font-size-complex="18pt"/>
    </style:style>
    <style:style style:name="T19" style:family="text">
      <style:text-properties fo:color="#000000" fo:font-family="'ヒラギノ角ゴ Pro W3'" style:font-pitch="fixed" fo:font-size="20pt" fo:language="en" fo:country="US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20" style:family="text">
      <style:text-properties fo:color="#000000" fo:font-size="20pt" fo:language="en" fo:country="US" style:font-size-asian="20pt" style:font-size-complex="20pt"/>
    </style:style>
    <style:style style:name="T21" style:family="text">
      <style:text-properties fo:color="#000000" fo:font-family="Wingdings" style:font-pitch="variable" style:font-charset="x-symbol" fo:font-size="20pt" fo:language="en" fo:country="US" style:font-size-asian="20pt" style:font-size-complex="20pt"/>
    </style:style>
    <style:style style:name="T22" style:family="text">
      <style:text-properties fo:color="#000000" fo:font-family="'Courier New'" style:font-family-generic="modern" style:font-pitch="fixed" fo:font-size="20pt" fo:language="en" fo:country="US" style:font-size-asian="20pt" style:font-size-complex="20pt"/>
    </style:style>
    <style:style style:name="T23" style:family="text">
      <style:text-properties fo:color="#000000" fo:font-family="'ヒラギノ角ゴ Pro W3'" style:font-pitch="fixed" fo:font-size="28pt" fo:language="en" fo:country="US" style:font-size-asian="28pt" style:font-size-complex="28pt"/>
    </style:style>
    <style:style style:name="T24" style:family="text">
      <style:text-properties fo:color="#000000" fo:font-family="'Courier New'" style:font-family-generic="modern" style:font-pitch="fixed" fo:font-size="28pt" fo:language="en" fo:country="US" style:font-family-asian="'WenQuanYi Micro Hei'" style:font-pitch-asian="variable" style:font-size-asian="28pt" style:font-family-complex="'WenQuanYi Micro Hei'" style:font-pitch-complex="variable" style:font-size-complex="28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2" presentation:presentation-page-layout-name="AL1T0">
        <draw:frame presentation:style-name="pr1" draw:text-style-name="P2" draw:layer="layout" svg:width="21.59cm" svg:height="5.081cm" svg:x="1.905cm" svg:y="4.657cm" presentation:class="title" presentation:user-transformed="true">
          <draw:text-box>
            <text:list text:style-name="L1">
              <text:list-header>
                <text:p text:style-name="P1"><text:span text:style-name="T1">Introduction to Ruby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2T1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2">What is Ruby?</text:span></text:p>
              </text:list-header>
            </text:list>
          </draw:text-box>
        </draw:frame>
        <draw:frame presentation:style-name="pr4" draw:text-style-name="P2" draw:layer="layout" svg:width="22.86cm" svg:height="13.547cm" svg:x="1.27cm" svg:y="3.387cm" presentation:class="outline" presentation:user-transformed="true">
          <draw:text-box>
            <text:list text:style-name="L2">
              <text:list-item>
                <text:p text:style-name="P3"><text:span text:style-name="T1">An interpreted language 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.k.a dynamic, scripting</text:span></text:p>
                  </text:list-item>
                  <text:list-item>
                    <text:p text:style-name="P4"><text:span text:style-name="T1">e.g., perl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Object Oriente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ingle inheritance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High leve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ood support for system calls, regex and CGI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Relies heavily on convention for syntax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1"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2">Ruby: An Introduction</text:span>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Created by Yukihiro Matsumoto in 1993 <text:s/>(named after his birthstone)</text:span></text:p>
              </text:list-item>
              <text:list-item>
                <text:p text:style-name="P3"><text:span text:style-name="T1">Inspired (in part) by Eiffel and Ada</text:span></text:p>
              </text:list-item>
              <text:list-item>
                <text:p text:style-name="P3"><text:span text:style-name="T1">Pure OO language (even the number 1 is an instance of a class)</text:span></text:p>
              </text:list-item>
              <text:list-item>
                <text:p text:style-name="P3"><text:span text:style-name="T1">Highly portable, works on Linux, UNIX, DOS, Windows 95/98/NT/2K, Mac, etc.</text:span></text:p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1"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2">Ruby: An Introduction</text:span>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Freely available and open-source.</text:span></text:p>
              </text:list-item>
              <text:list-item>
                <text:p text:style-name="P5"><text:span text:style-name="T1">More popular than Python in Japan, probably b/c it handles mutibyte character sets so easily.</text:span></text:p>
              </text:list-item>
              <text:list-item>
                <text:p text:style-name="P5"><text:span text:style-name="T1">Syntax is readable and easy to learn.</text:span></text:p>
              </text:list-item>
              <text:list-item>
                <text:p text:style-name="P5"><text:span text:style-name="T1">Being used for text processing, web apps, general system administration, and AI and math research.</text:span></text:p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1"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2">Ruby: the Language</text:span>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No multiple inheritance, but </text:span><text:span text:style-name="T3">modules</text:span><text:span text:style-name="T2"> allow the importing of methods.</text:span></text:p>
              </text:list-item>
              <text:list-item>
                <text:p text:style-name="P3"><text:span text:style-name="T2">Has garbage collection.</text:span></text:p>
              </text:list-item>
              <text:list-item>
                <text:p text:style-name="P3"><text:span text:style-name="T2">Exception handling, like Java.</text:span></text:p>
              </text:list-item>
              <text:list-item>
                <text:p text:style-name="P3"><text:span text:style-name="T2">Any class or instance can be extended anytime (even during runtime)</text:span></text:p>
              </text:list-item>
              <text:list-item>
                <text:p text:style-name="P3"><text:span text:style-name="T2">Allows operator overloading.</text:span></text:p>
              </text:list-item>
            </text:list>
            <text:list text:style-name="L5">
              <text:list-header>
                <text:p text:style-name="P6"><text:span text:style-name="T2"/></text:p>
              </text:list-header>
            </text:list>
          </draw:text-box>
        </draw:frame>
        <presentation:notes draw:style-name="dp3">
          <draw:page-thumbnail draw:layer="layout" svg:width="13.467cm" svg:height="9.525cm" svg:x="2.787cm" svg:y="1.931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2">Ruby: the Language</text:span>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Can be extended with Ruby or low-level C.</text:span></text:p>
              </text:list-item>
              <text:list-item>
                <text:p text:style-name="P3"><text:span text:style-name="T1">No type declaration.</text:span></text:p>
              </text:list-item>
              <text:list-item>
                <text:p text:style-name="P3"><text:span text:style-name="T1">Has </text:span><text:span text:style-name="T4">iterators</text:span><text:span text:style-name="T1">, methods which accept blocks for user-defined control structures (like loops)</text:span></text:p>
              </text:list-item>
              <text:list-item>
                <text:p text:style-name="P3"><text:span text:style-name="T1">Emacs, TextPad, and Vim all have support available for Ruby.</text:span></text:p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3T19">
        <draw:frame presentation:style-name="pr7" draw:text-style-name="P2" draw:layer="layout" svg:width="21.59cm" svg:height="3.176cm" svg:x="1.905cm" svg:y="1.481cm" presentation:class="title" presentation:user-transformed="true">
          <draw:text-box>
            <text:list text:style-name="L4">
              <text:list-header>
                <text:p text:style-name="P1"><text:span text:style-name="T2">Ruby: A Demonstration</text:span></text:p>
              </text:list-header>
            </text:list>
          </draw:text-box>
        </draw:frame>
        <draw:custom-shape draw:style-name="gr1" draw:text-style-name="P2" draw:layer="layout" svg:width="14.817cm" svg:height="13.105cm" svg:x="5.08cm" svg:y="4.657cm">
          <text:list text:style-name="L6">
            <text:list-header>
              <text:p text:style-name="P7"><text:span text:style-name="T5">#Person Class</text:span></text:p>
              <text:p text:style-name="P7"><text:span text:style-name="T5">class Person </text:span></text:p>
              <text:p text:style-name="P8"><text:span text:style-name="T5"><text:tab/></text:span><text:span text:style-name="T5">attr_accessor :name, :age </text:span></text:p>
              <text:p text:style-name="P8"><text:span text:style-name="T5"><text:tab/></text:span><text:span text:style-name="T5">def initialize(name, age) </text:span></text:p>
              <text:p text:style-name="P8"><text:span text:style-name="T5"><text:tab/></text:span><text:span text:style-name="T5"><text:tab/></text:span><text:span text:style-name="T5">@name = name </text:span></text:p>
              <text:p text:style-name="P8"><text:span text:style-name="T5"><text:tab/></text:span><text:span text:style-name="T5"><text:tab/></text:span><text:span text:style-name="T5">@age = age.to_i </text:span></text:p>
              <text:p text:style-name="P8"><text:span text:style-name="T5"><text:tab/></text:span><text:span text:style-name="T5">end </text:span></text:p>
              <text:p text:style-name="P8"><text:span text:style-name="T5"><text:tab/></text:span><text:span text:style-name="T5">def inspect </text:span></text:p>
              <text:p text:style-name="P8"><text:span text:style-name="T5"><text:tab/></text:span><text:span text:style-name="T5"><text:tab/></text:span><text:span text:style-name="T5">"#@name (#@age)" </text:span></text:p>
              <text:p text:style-name="P8"><text:span text:style-name="T5"><text:tab/></text:span><text:span text:style-name="T5">end </text:span></text:p>
              <text:p text:style-name="P9"><text:span text:style-name="T5">end </text:span></text:p>
              <text:p text:style-name="P9"><text:span text:style-name="T5"/></text:p>
              <text:p text:style-name="P9"><text:span text:style-name="T5">#Usage of the class</text:span></text:p>
              <text:p text:style-name="P9"><text:span text:style-name="T5">p1 = Person.new('elmo', 4) </text:span></text:p>
              <text:p text:style-name="P9"><text:span text:style-name="T5">p2 = Person.new('zoe', 7) </text:span></text:p>
              <text:p text:style-name="P9"><text:span text:style-name="T5"/></text:p>
              <text:p text:style-name="P9"><text:span text:style-name="T5">#Results</text:span></text:p>
              <text:p text:style-name="P9"><text:span text:style-name="T5">p1 # -&gt; elmo (4) </text:span></text:p>
              <text:p text:style-name="P9"><text:span text:style-name="T5">p2 # -&gt; zoe (7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467cm" svg:height="9.525cm" svg:x="2.787cm" svg:y="1.931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3T19">
        <draw:frame presentation:style-name="pr7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2">Ruby: A Demonstration</text:span></text:p>
              </text:list-header>
            </text:list>
          </draw:text-box>
        </draw:frame>
        <draw:custom-shape draw:style-name="gr2" draw:text-style-name="P2" draw:layer="layout" svg:width="23.235cm" svg:height="1.785cm" svg:x="0.706cm" svg:y="6.773cm">
          <text:list text:style-name="L4">
            <text:list-header>
              <text:p text:style-name="P10"><text:span text:style-name="T6">Now let’s take a look at Ruby in action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467cm" svg:height="9.525cm" svg:x="2.787cm" svg:y="1.931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4T3">
        <draw:frame presentation:style-name="pr7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2">Ruby Vs Java / C++</text:span></text:p>
              </text:list-header>
            </text:list>
          </draw:text-box>
        </draw:frame>
        <draw:frame presentation:style-name="pr6" draw:text-style-name="P2" draw:layer="layout" svg:width="10.583cm" svg:height="11.431cm" svg:x="1.904cm" svg:y="5.503cm" presentation:class="outline" presentation:user-transformed="true">
          <draw:text-box>
            <text:list text:style-name="L7">
              <text:list-item>
                <text:p text:style-name="P4"><text:span text:style-name="T7">Ruby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“</text:span><text:span text:style-name="T8">Ruby”.length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2"><text:span text:style-name="T8"/></text:p>
                    <text:p text:style-name="P12"><text:span text:style-name="T8"/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-5.0.abs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0.583cm" svg:height="11.431cm" svg:x="12.911cm" svg:y="5.503cm" presentation:class="outline" presentation:user-transformed="true">
          <draw:text-box>
            <text:list text:style-name="L2">
              <text:list-item>
                <text:p text:style-name="P13"><text:span text:style-name="T9">C++ / </text:span><text:span text:style-name="T10">Java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strlen(“Ruby”);</text:span></text:p>
                  </text:list-item>
                  <text:list-item>
                    <text:p text:style-name="P14"><text:span text:style-name="T12">s.length();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5"><text:span text:style-name="T12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1">abs(-5.0); </text:span></text:p>
                  </text:list-item>
                  <text:list-item>
                    <text:p text:style-name="P14"><text:span text:style-name="T12">number = Math.abs(number);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1">
        <draw:frame presentation:style-name="pr7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1">Advantages using Ruby against Java <text:s/>and C++</text:span>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2">Allow pass by code block </text:span></text:p>
              </text:list-item>
              <text:list-item>
                <text:p text:style-name="P5"><text:span text:style-name="T2">Support Regular Expression</text:span></text:p>
              </text:list-item>
              <text:list-item>
                <text:p text:style-name="P5"><text:span text:style-name="T2">Cleaner code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">No need to declare variables</text:span></text:p>
                  </text:list-item>
                  <text:list-item>
                    <text:p text:style-name="P16"><text:span text:style-name="T2">Simple syntax (semi-colon is optional)</text:span></text:p>
                  </text:list-item>
                  <text:list-item>
                    <text:p text:style-name="P16"><text:span text:style-name="T2">Every thing is an object, even a number. No need to call separate function.</text:span></text:p>
                  </text:list-item>
                  <text:list-item>
                    <text:p text:style-name="P16"><text:span text:style-name="T2">Simple object get/set methods declar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2T1">
        <draw:frame presentation:style-name="pr7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2">Advantages (continue)</text:span>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">Classes and modules are never closed. </text:span></text:p>
              </text:list-item>
              <text:list-item>
                <text:p text:style-name="P5"><text:span text:style-name="T1">Better Access Control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">Dynamic access control</text:span></text:p>
                  </text:list-item>
                  <text:list-item>
                    <text:p text:style-name="P16"><text:span text:style-name="T1">Private methods never accessible directly by another objec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Portable and extensible with third-party library</text:span></text:p>
              </text:list-item>
              <text:list-item>
                <text:p text:style-name="P5"><text:span text:style-name="T1">Interactive environment</text:span></text:p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2T1">
        <draw:frame presentation:style-name="pr7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1">Disadvantages using Ruby against Java <text:s/>and C++</text:span></text:p>
              </text:list-header>
            </text:list>
          </draw:text-box>
        </draw:frame>
        <draw:frame presentation:style-name="pr6" draw:text-style-name="P2" draw:layer="layout" svg:width="21.59cm" svg:height="13.443cm" svg:x="1.905cm" svg:y="5.503cm" presentation:class="outline" presentation:user-transformed="true">
          <draw:text-box>
            <text:list text:style-name="L2">
              <text:list-item>
                <text:p text:style-name="P16"><text:span text:style-name="T13">No multiple inheritanc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However, Ruby offers multiple-inheritance-like capabilities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3">Ruby is a scripting languag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However, Ruby can access to OS features, do same thing as Perl and Python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3">Different syntax and method definition style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Return statement is optional</text:span></text:p>
                  </text:list-item>
                  <text:list-item>
                    <text:p text:style-name="P17"><text:span text:style-name="T14">Use of expression interpretation</text:span></text:p>
                  </text:list-item>
                  <text:list-item>
                    <text:p text:style-name="P17"><text:span text:style-name="T14">Braces not needed in control statements (if, while)</text:span></text:p>
                  </text:list-item>
                  <text:list-item>
                    <text:p text:style-name="P17"><text:span text:style-name="T14">Instance variable must preceded by “@”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2T1">
        <draw:frame presentation:style-name="pr7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1">Disadvantages (continue)</text:span>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Potential thread starvation in multi-threading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se in-process thread [non-native]</text:span></text:p>
                  </text:list-item>
                  <text:list-item>
                    <text:p text:style-name="P4"><text:span text:style-name="T2">However, it is lightweight and efficie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2T1">
        <draw:frame presentation:style-name="pr7" draw:text-style-name="P2" draw:layer="layout" svg:width="21.59cm" svg:height="3.176cm" svg:x="1.905cm" svg:y="1.692cm" presentation:class="title" presentation:user-transformed="true">
          <draw:text-box>
            <text:list text:style-name="L4">
              <text:list-header>
                <text:p text:style-name="P1"><text:span text:style-name="T1">Closing</text:span>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Free download for Unix/Windows</text:span></text:p>
              </text:list-item>
              <text:list-item>
                <text:p text:style-name="P3"><text:span text:style-name="T1">Applications include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X11 window manager, GUIs, managing server machines and databases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Want to know more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Visit http://www.ruby-lang.org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8"><text:span text:style-name="T1"/></text:p>
                  </text:list-header>
                </text:list>
              </text:list-item>
            </text:list>
          </draw:text-box>
        </draw:frame>
        <presentation:notes draw:style-name="dp3">
          <draw:page-thumbnail draw:layer="layout" svg:width="13.467cm" svg:height="9.525cm" svg:x="2.787cm" svg:y="1.931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4T3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2">Hello World</text:span></text:p>
              </text:list-header>
            </text:list>
          </draw:text-box>
        </draw:frame>
        <draw:frame presentation:style-name="pr8" draw:text-style-name="P2" draw:layer="layout" svg:width="11.205cm" svg:height="11.501cm" svg:x="1cm" svg:y="5.499cm" presentation:class="outline" presentation:user-transformed="true">
          <draw:text-box>
            <text:list text:style-name="L11">
              <text:list-header>
                <text:p text:style-name="P19"><text:span text:style-name="T15">#!/</text:span><text:span text:style-name="T16"/><text:span text:style-name="T15">usr/bin/env ruby</text:span></text:p>
                <text:p text:style-name="P19"><text:span text:style-name="T15"/></text:p>
                <text:p text:style-name="P19"><text:span text:style-name="T15">puts “Hello world”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</text:list-header>
            </text:list>
            <text:list text:style-name="L12">
              <text:list-header>
                <text:p text:style-name="P19"><text:span text:style-name="T16"/></text:p>
              </text:list-header>
            </text:list>
            <text:list text:style-name="L11">
              <text:list-header>
                <text:p text:style-name="P19"><text:span text:style-name="T15">$ chmod a+x helloWorld.rb</text:span></text:p>
                <text:p text:style-name="P19"><text:span text:style-name="T15">$ helloWorld.rb</text:span></text:p>
                <text:p text:style-name="P19"><text:span text:style-name="T15">Hello world</text:span></text:p>
                <text:p text:style-name="P19"><text:span text:style-name="T15">$ </text:span><text:span text:style-name="T16"/></text:p>
              </text:list-header>
            </text:list>
          </draw:text-box>
        </draw:frame>
        <draw:frame presentation:style-name="pr4" draw:text-style-name="P2" draw:layer="layout" svg:width="11.205cm" svg:height="13.547cm" svg:x="12.924cm" svg:y="3.387cm" presentation:class="outline" presentation:user-transformed="true">
          <draw:text-box>
            <text:list text:style-name="L2">
              <text:list-item>
                <text:p text:style-name="P20"><text:span text:style-name="T17">shell script directive to run ruby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8">Needed to run any shell script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7">Call to method puts to write out “Hello world” with </text:span><text:span text:style-name="T19"/><text:span text:style-name="T17">CR</text:span></text:p>
              </text:list-item>
            </text:list>
            <text:list text:style-name="L5">
              <text:list-header>
                <text:p text:style-name="P22"><text:span text:style-name="T17"/></text:p>
              </text:list-header>
            </text:list>
            <text:list text:style-name="L2">
              <text:list-item>
                <text:p text:style-name="P20"><text:span text:style-name="T17">Make program executable</text:span></text:p>
              </text:list-item>
            </text:list>
            <text:list text:style-name="L5">
              <text:list-header>
                <text:p text:style-name="P22"><text:span text:style-name="T17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2T1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2">Basic Ruby</text:span></text:p>
              </text:list-header>
            </text:list>
          </draw:text-box>
        </draw:frame>
        <draw:frame presentation:style-name="pr4" draw:text-style-name="P2" draw:layer="layout" svg:width="22.86cm" svg:height="13.547cm" svg:x="1.27cm" svg:y="3.387cm" presentation:class="outline" presentation:user-transformed="true">
          <draw:text-box>
            <text:list text:style-name="L2">
              <text:list-item>
                <text:p text:style-name="P4"><text:span text:style-name="T13">Everything is an object</text:span></text:p>
              </text:list-item>
              <text:list-item>
                <text:p text:style-name="P4"><text:span text:style-name="T13">Variables are not typed</text:span></text:p>
              </text:list-item>
              <text:list-item>
                <text:p text:style-name="P4"><text:span text:style-name="T13">Automatic memory allocation and garbage collection</text:span></text:p>
              </text:list-item>
              <text:list-item>
                <text:p text:style-name="P4"><text:span text:style-name="T13">Comments start with # and go to the end of the lin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You have to escape \# if you want them elsewher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Carriage returns mark the end of statements</text:span></text:p>
              </text:list-item>
              <text:list-item>
                <text:p text:style-name="P4"><text:span text:style-name="T13">Methods marked with def … end 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2T1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2">Ruby Naming Conventions</text:span></text:p>
              </text:list-header>
            </text:list>
          </draw:text-box>
        </draw:frame>
        <draw:frame presentation:style-name="pr4" draw:text-style-name="P2" draw:layer="layout" svg:width="22.86cm" svg:height="13.547cm" svg:x="1.27cm" svg:y="3.387cm" presentation:class="outline" presentation:user-transformed="true">
          <draw:text-box>
            <text:list text:style-name="L2">
              <text:list-item>
                <text:p text:style-name="P23"><text:span text:style-name="T14">Initial character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20">Local variables, method parameters, and method names </text:span><text:span text:style-name="T21"></text:span><text:span text:style-name="T20"> lowercase letter or underscore</text:span></text:p>
                  </text:list-item>
                  <text:list-item>
                    <text:p text:style-name="P24"><text:span text:style-name="T20">Global variable </text:span><text:span text:style-name="T21"></text:span><text:span text:style-name="T20"> </text:span><text:span text:style-name="T22">$</text:span></text:p>
                  </text:list-item>
                  <text:list-item>
                    <text:p text:style-name="P24"><text:span text:style-name="T20">Instance variable </text:span><text:span text:style-name="T21"></text:span><text:span text:style-name="T20"> </text:span><text:span text:style-name="T22">@</text:span></text:p>
                  </text:list-item>
                  <text:list-item>
                    <text:p text:style-name="P24"><text:span text:style-name="T20">Class variable </text:span><text:span text:style-name="T21"></text:span><text:span text:style-name="T20"> </text:span><text:span text:style-name="T22">@@</text:span></text:p>
                  </text:list-item>
                  <text:list-item>
                    <text:p text:style-name="P24"><text:span text:style-name="T20">Class names, module names, constants </text:span><text:span text:style-name="T21"></text:span><text:span text:style-name="T20"> uppercase letter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4">Multi-word name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20">Instance variables </text:span><text:span text:style-name="T21"></text:span><text:span text:style-name="T20"> separate words with underscores</text:span></text:p>
                  </text:list-item>
                  <text:list-item>
                    <text:p text:style-name="P24"><text:span text:style-name="T20">Class names </text:span><text:span text:style-name="T21"></text:span><text:span text:style-name="T20"> use MixedCase 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4">End character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20">? Indicates method that returns true or false to a query</text:span></text:p>
                  </text:list-item>
                  <text:list-item>
                    <text:p text:style-name="P24"><text:span text:style-name="T20">! Indicates method that modifies the object in place rather than returning a copy (destructive, but usually more effici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4T3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7">Regular Expressions</text:span></text:p>
              </text:list-header>
            </text:list>
          </draw:text-box>
        </draw:frame>
        <draw:frame presentation:style-name="pr4" draw:text-style-name="P2" draw:layer="layout" svg:width="11.205cm" svg:height="13.547cm" svg:x="1.269cm" svg:y="3.387cm" presentation:class="outline" presentation:user-transformed="true">
          <draw:text-box>
            <text:list text:style-name="L13">
              <text:list-header>
                <text:p text:style-name="P25"><text:span text:style-name="T13">/[A-Z]/i</text:span></text:p>
                <text:p text:style-name="P25"><text:span text:style-name="T13">/[^&gt;]+/</text:span></text:p>
                <text:p text:style-name="P25"><text:span text:style-name="T13">/&lt;A[^&gt;]+/im</text:span></text:p>
                <text:p text:style-name="P25"><text:span text:style-name="T13">/&lt;A[^&gt;]+&gt;.*&lt;\/A&gt;/im</text:span></text:p>
                <text:p text:style-name="P25"><text:span text:style-name="T13"/></text:p>
                <text:p text:style-name="P25"><text:span text:style-name="T13">/[^\t]/</text:span></text:p>
                <text:p text:style-name="P25"><text:span text:style-name="T13">/([^\t]+)/</text:span></text:p>
              </text:list-header>
            </text:list>
            <text:list text:style-name="L12">
              <text:list-header>
                <text:p text:style-name="P25"><text:span text:style-name="T23">/^([^\t]+)</text:span><text:span text:style-name="T13">\t</text:span><text:span text:style-name="T23">([^\t]+)</text:span><text:span text:style-name="T13">$/</text:span></text:p>
              </text:list-header>
            </text:list>
          </draw:text-box>
        </draw:frame>
        <draw:frame presentation:style-name="pr4" draw:text-style-name="P2" draw:layer="layout" svg:width="11.205cm" svg:height="13.547cm" svg:x="12.924cm" svg:y="3.387cm" presentation:class="outline" presentation:user-transformed="true">
          <draw:text-box>
            <text:list text:style-name="L2">
              <text:list-item>
                <text:p text:style-name="P13"><text:span text:style-name="T10">First class objects in ruby</text:span></text:p>
              </text:list-item>
            </text:list>
            <text:list text:style-name="L5">
              <text:list-header>
                <text:p text:style-name="P26"><text:span text:style-name="T10"/></text:p>
              </text:list-header>
            </text:list>
            <text:list text:style-name="L2">
              <text:list-item>
                <text:p text:style-name="P13"><text:span text:style-name="T10">Sandwiched between </text:span><text:span text:style-name="T24">//</text:span></text:p>
              </text:list-item>
            </text:list>
            <text:list text:style-name="L5">
              <text:list-header>
                <text:p text:style-name="P26"><text:span text:style-name="T10"/></text:p>
              </text:list-header>
            </text:list>
            <text:list text:style-name="L2">
              <text:list-item>
                <text:p text:style-name="P13"><text:span text:style-name="T10">Quiz: How do you make a regexp for </text:span><text:span text:style-name="T24">&lt;A&gt;…&lt;/A&gt;?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2T1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2">Summary</text:span></text:p>
              </text:list-header>
            </text:list>
          </draw:text-box>
        </draw:frame>
        <draw:frame presentation:style-name="pr4" draw:text-style-name="P2" draw:layer="layout" svg:width="22.86cm" svg:height="14.775cm" svg:x="1.27cm" svg:y="3.387cm" presentation:class="outline" presentation:user-transformed="true">
          <draw:text-box>
            <text:list text:style-name="L2">
              <text:list-item>
                <text:p text:style-name="P16"><text:span text:style-name="T13">High-level interpreted OO language</text:span></text:p>
              </text:list-item>
              <text:list-item>
                <text:p text:style-name="P16"><text:span text:style-name="T13">No types; objects can reflect</text:span></text:p>
              </text:list-item>
              <text:list-item>
                <text:p text:style-name="P16"><text:span text:style-name="T13">Native support of regex, iterators, system calls and CGI</text:span></text:p>
              </text:list-item>
              <text:list-item>
                <text:p text:style-name="P16"><text:span text:style-name="T13">Relies on convention to limit variability</text:span></text:p>
              </text:list-item>
              <text:list-item>
                <text:p text:style-name="P16"><text:span text:style-name="T13">OO encourages modular, maintainable code (if needed)</text:span></text:p>
              </text:list-item>
              <text:list-item>
                <text:p text:style-name="P16"><text:span text:style-name="T13">Strong support for CGI and unit testing</text:span></text:p>
              </text:list-item>
            </text:list>
            <text:list text:style-name="L5">
              <text:list-header>
                <text:p text:style-name="P27"><text:span text:style-name="T13"/></text:p>
              </text:list-header>
            </text:list>
            <text:list text:style-name="L14">
              <text:list-header>
                <text:p text:style-name="P27"><text:span text:style-name="T13">Only the basic here, multiple inheritance, exception handling, threading and testing are not covered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2T1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2">Assignment</text:span></text:p>
              </text:list-header>
            </text:list>
          </draw:text-box>
        </draw:frame>
        <draw:frame presentation:style-name="pr9" draw:text-style-name="P29" draw:layer="layout" svg:width="18.33cm" svg:height="29.863cm" svg:x="2.8cm" svg:y="-1.289cm" presentation:class="outline" presentation:user-transformed="true">
          <draw:text-box>
            <text:list text:style-name="L15">
              <text:list-header>
                <text:p text:style-name="P28"><text:span text:style-name="T13">String 1 :</text:span></text:p>
                <text:p text:style-name="P28"><text:span text:style-name="T13">RUBY parses a file by looking for &lt;br/&gt; one of the special tags that tells it to start interpreting the text as RUBY code. The parser then executes all of the code it finds until it runs into a RUBY closing &lt;br/&gt; tag.</text:span></text:p>
                <text:p text:style-name="P28"><text:span text:style-name="T13">String 2 :</text:span></text:p>
                <text:p text:style-name="P28"><text:span text:style-name="T13">RUBY does not require (or support) explicit type definition in variable declaration; a variable's type is determined by the context in which the variable is used.</text:span></text:p>
                <text:p text:style-name="P28"><text:span text:style-name="T13"/></text:p>
                <text:p text:style-name="P28"><text:span text:style-name="T13">1. Find occurance of RUBY from string 1.</text:span></text:p>
                <text:p text:style-name="P28"><text:span text:style-name="T13">2. Find the position where RUBY occures in the string 1.</text:span></text:p>
                <text:p text:style-name="P28"><text:span text:style-name="T13">3. Create array of words in string 1 &amp; print them using a recursive function.</text:span></text:p>
                <text:p text:style-name="P28"><text:span text:style-name="T13">4. Capitalise string 1</text:span></text:p>
                <text:p text:style-name="P28"><text:span text:style-name="T13">5. Combine string 1 &amp; 2.</text:span></text:p>
                <text:p text:style-name="P28"><text:span text:style-name="T13">6. Print string 1 &amp; 2 using heredoc.</text:span></text:p>
                <text:p text:style-name="P28"><text:span text:style-name="T13">7. Print current date</text:span></text:p>
                <text:p text:style-name="P28"><text:span text:style-name="T13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2" presentation:presentation-page-layout-name="AL2T1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2">Assignment</text:span></text:p>
              </text:list-header>
            </text:list>
          </draw:text-box>
        </draw:frame>
        <draw:frame presentation:style-name="pr10" draw:text-style-name="P2" draw:layer="layout" svg:width="22.86cm" svg:height="22.647cm" svg:x="1.27cm" svg:y="5.499cm" presentation:class="outline" presentation:user-transformed="true">
          <draw:text-box>
            <text:list text:style-name="L15">
              <text:list-header>
                <text:p text:style-name="P28"><text:span text:style-name="T13">8. print 12th Jan 2012</text:span></text:p>
                <text:p text:style-name="P28"><text:span text:style-name="T13">9. add 7 days in current date</text:span></text:p>
                <text:p text:style-name="P28"><text:span text:style-name="T13">10. Cut the string 1 into 4 parts &amp; print it.</text:span></text:p>
                <text:p text:style-name="P28"><text:span text:style-name="T13">11. Divide the string 1 by occurances of '.'. Combine the array in reverse word sequence</text:span></text:p>
                <text:p text:style-name="P28"><text:span text:style-name="T13">12. Remove the HTML characters from string.</text:span></text:p>
                <text:p text:style-name="P28"><text:span text:style-name="T13">13. Print the 'RUBY' word from string 1 by traversing it using string functions</text:span></text:p>
                <text:p text:style-name="P28"><text:span text:style-name="T13">14. Find the length of string 1 &amp; 2</text:span></text:p>
                <text:p text:style-name="P28"><text:span text:style-name="T13">15. Create file &amp; write string 1 to that file using RUBY functions.</text:span></text:p>
                <text:p text:style-name="P28"><text:span text:style-name="T13">16. Print all Global varibles provided by RUBY</text:span></text:p>
                <text:p text:style-name="P28"><text:span text:style-name="T13">17. Usage and examples of Header (RUBY) </text:span></text:p>
                <text:p text:style-name="P28"><text:span text:style-name="T13">18. Redirect page 1 to page 2.</text:span></text:p>
                <text:p text:style-name="P28"><text:span text:style-name="T13">19. Compare two dates. (12-4-2010 &amp; 12-5-2011). Calculate the days between these two dates.</text:span></text:p>
                <text:p text:style-name="P28"><text:span text:style-name="T13">20. Print date after 20 days from current date</text:span></text:p>
                <text:p text:style-name="P28"><text:span text:style-name="T13">21. Print date in array format.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2T1">
        <draw:frame presentation:style-name="pr3" draw:text-style-name="P2" draw:layer="layout" svg:width="22.86cm" svg:height="1.906cm" svg:x="1.27cm" svg:y="1.057cm" presentation:class="title" presentation:user-transformed="true">
          <draw:text-box>
            <text:list text:style-name="L1">
              <text:list-header>
                <text:p text:style-name="P1"><text:span text:style-name="T2">Summary</text:span></text:p>
              </text:list-header>
            </text:list>
          </draw:text-box>
        </draw:frame>
        <draw:frame presentation:style-name="pr4" draw:text-style-name="P2" draw:layer="layout" svg:width="22.86cm" svg:height="14.775cm" svg:x="1.27cm" svg:y="3.387cm" presentation:class="outline" presentation:user-transformed="true">
          <draw:text-box>
            <text:list text:style-name="L2">
              <text:list-item>
                <text:p text:style-name="P16"><text:span text:style-name="T13">High-level interpreted OO language</text:span></text:p>
              </text:list-item>
              <text:list-item>
                <text:p text:style-name="P16"><text:span text:style-name="T13">No types; objects can reflect</text:span></text:p>
              </text:list-item>
              <text:list-item>
                <text:p text:style-name="P16"><text:span text:style-name="T13">Native support of regex, iterators, system calls and CGI</text:span></text:p>
              </text:list-item>
              <text:list-item>
                <text:p text:style-name="P16"><text:span text:style-name="T13">Relies on convention to limit variability</text:span></text:p>
              </text:list-item>
              <text:list-item>
                <text:p text:style-name="P16"><text:span text:style-name="T13">OO encourages modular, maintainable code (if needed)</text:span></text:p>
              </text:list-item>
              <text:list-item>
                <text:p text:style-name="P16"><text:span text:style-name="T13">Strong support for CGI and unit testing</text:span></text:p>
              </text:list-item>
            </text:list>
            <text:list text:style-name="L5">
              <text:list-header>
                <text:p text:style-name="P27"><text:span text:style-name="T13"/></text:p>
              </text:list-header>
            </text:list>
            <text:list text:style-name="L14">
              <text:list-header>
                <text:p text:style-name="P27"><text:span text:style-name="T13">Only the basic here, multiple inheritance, exception handling, threading and testing are not covered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1b33" draw:end-color="#e93400" draw:start-intensity="100%" draw:end-intensity="100%" draw:angle="0" draw:border="0%"/>
    <draw:fill-image draw:name="Bitmape_20_1" draw:display-name="Bitmape 1" xlink:href="Pictures/10000000000002D00000021C7B21417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pitch="fixed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fixed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5ffff" style:text-outline="false" style:text-line-through-style="none" style:text-position="0% 100%" fo:font-family="Arial" style:font-pitch="fixed" fo:font-size="36pt" fo:font-style="normal" fo:text-shadow="none" style:text-underline-style="none" fo:font-weight="normal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pitch="fixed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fixed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5ffff" style:text-outline="false" style:text-line-through-style="none" style:text-position="0% 100%" fo:font-family="Arial" style:font-pitch="fixed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59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fixed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fixed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letter-kerning="true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18cm" svg:stroke-color="#2b5481" draw:stroke-linejoin="miter" draw:fill="gradient" draw:fill-color="#e93400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2b5481" draw:stroke-linejoin="miter" draw:fill="gradient" draw:fill-color="#e93400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solid" draw:fill-color="#84c225" draw:textarea-horizontal-align="justify" draw:textarea-vertical-align="top" draw:auto-grow-height="false" fo:padding-top="0.254cm" fo:padding-bottom="0.282cm" fo:padding-left="0.395cm" fo:padding-right="0.282cm" fo:wrap-option="wrap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84c225" draw:textarea-horizontal-align="justify" draw:textarea-vertical-align="top" draw:auto-grow-height="false" fo:padding-top="0.229cm" fo:padding-bottom="0.254cm" fo:padding-left="0.356cm" fo:padding-right="0.25cm" fo:wrap-option="wrap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16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16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16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align="center" fo:text-indent="0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1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style:paragraph-properties fo:margin-left="0cm" fo:margin-right="0cm" fo:margin-top="0cm" fo:margin-bottom="0cm" fo:line-height="100%" fo:text-indent="0cm"/>
    </style:style>
    <style:style style:name="MP18" style:family="paragraph">
      <style:paragraph-properties fo:text-align="center" style:writing-mode="lr-tb"/>
    </style:style>
    <style:style style:name="MP19" style:family="paragraph">
      <style:paragraph-properties fo:margin-left="0cm" fo:margin-right="0cm" fo:margin-top="0cm" fo:margin-bottom="0cm" fo:line-height="100%" fo:text-align="center" fo:text-indent="0cm"/>
    </style:style>
    <style:style style:name="MT1" style:family="text">
      <style:text-properties fo:language="en" fo:country="US"/>
    </style:style>
    <style:style style:name="MT2" style:family="text">
      <style:text-properties fo:color="#ffffff" fo:font-family="'ヒラギノ角ゴ Pro W3'" style:font-pitch="fixed" fo:language="en" fo:country="IN"/>
    </style:style>
    <style:style style:name="MT3" style:family="text">
      <style:text-properties fo:color="#000000" fo:font-family="'Times New Roman'" style:font-family-generic="roman" style:font-pitch="variable" fo:font-size="14pt" fo:language="en" fo:country="IN" style:font-family-asian="'DejaVu Sans'" style:font-pitch-asian="variable" style:font-size-asian="14pt" style:font-family-complex="'DejaVu Sans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style:style style:name="MT5" style:family="text">
      <style:text-properties fo:color="#ffffff" fo:font-family="Calibri" style:font-pitch="variable" fo:font-size="9pt" fo:language="en" fo:country="IN" style:font-size-asian="9pt" style:font-size-complex="9pt"/>
    </style:style>
    <style:style style:name="MT6" style:family="text">
      <style:text-properties fo:color="#ffffff" fo:font-family="Calibri" style:font-pitch="variable" fo:font-size="8pt" fo:language="en" fo:country="IN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1.898cm" svg:x="1.269cm" svg:y="1.057cm" presentation:class="title" presentation:placeholder="true">
        <draw:text-box/>
      </draw:frame>
      <draw:frame presentation:style-name="Default-outline1" draw:layer="backgroundobjects" svg:width="22.851cm" svg:height="13.539cm" svg:x="1.269cm" svg:y="3.387cm" presentation:class="outline" presentation:placeholder="true">
        <draw:text-box/>
      </draw:frame>
      <draw:frame presentation:style-name="Mpr1" draw:layer="backgroundobjects" svg:width="5.918cm" svg:height="1.315cm" svg:x="1.27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35cm" svg:height="1.315cm" svg:x="8.677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g>
        <draw:custom-shape draw:style-name="Mgr3" draw:text-style-name="MP3" draw:layer="backgroundobjects" svg:width="1.049cm" svg:height="0.498cm" svg:x="1.482cm" svg:y="1.058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Mgr3" draw:text-style-name="MP3" draw:layer="backgroundobjects" svg:width="1.049cm" svg:height="0.754cm" svg:x="1.482cm" svg:y="1.565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Mgr4" draw:text-style-name="MP3" draw:layer="backgroundobjects" svg:width="0.56cm" svg:height="0.498cm" svg:x="1.724cm" svg:y="1.058cm">
          <text:list text:style-name="ML2">
            <text:list-header>
              <text:p text:style-name="MP4"><text:span text:style-name="MT2"/></text:p>
            </text:list-header>
          </text:list>
          <draw:enhanced-geometry draw:text-rotate-angle="-180"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Mgr4" draw:text-style-name="MP3" draw:layer="backgroundobjects" svg:width="0.397cm" svg:height="0.754cm" svg:x="1.808cm" svg:y="1.565cm">
          <text:list text:style-name="ML2">
            <text:list-header>
              <text:p text:style-name="MP4"><text:span text:style-name="MT2"/></text:p>
            </text:list-header>
          </text:list>
          <draw:enhanced-geometry draw:text-rotate-angle="-180"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458cm" svg:height="9.518cm" svg:x="2.787cm" svg:y="1.93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frame draw:style-name="Mgr7" draw:text-style-name="MP7" draw:layer="backgroundobjects" svg:width="8.255cm" svg:height="1.262cm" svg:x="-0.001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8" draw:text-style-name="MP9" draw:layer="backgroundobjects" svg:width="8.255cm" svg:height="1.262cm" svg:x="10.78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9" draw:text-style-name="MP7" draw:layer="backgroundobjects" svg:width="8.255cm" svg:height="1.262cm" svg:x="-0.001cm" svg:y="24.128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10" draw:text-style-name="MP9" draw:layer="backgroundobjects" svg:width="8.255cm" svg:height="1.262cm" svg:x="10.781cm" svg:y="24.128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1cm" svg:height="5.072cm" svg:x="1.904cm" svg:y="4.656cm" presentation:class="title" presentation:placeholder="true">
        <draw:text-box/>
      </draw:frame>
      <draw:frame presentation:style-name="Mpr2" draw:text-style-name="MP11" draw:layer="backgroundobjects" svg:width="5.918cm" svg:height="1.315cm" svg:x="1.27cm" svg:y="17.347cm" presentation:class="date-time">
        <draw:text-box>
          <text:list text:style-name="ML3">
            <text:list-header>
              <text:p text:style-name="MP10"><text:span text:style-name="MT4"><presentation:date-time/></text:span></text:p>
            </text:list-header>
          </text:list>
        </draw:text-box>
      </draw:frame>
      <draw:frame presentation:style-name="Mpr3" draw:text-style-name="MP13" draw:layer="backgroundobjects" svg:width="8.035cm" svg:height="1.315cm" svg:x="8.677cm" svg:y="17.347cm" presentation:class="footer">
        <draw:text-box>
          <text:list text:style-name="ML3">
            <text:list-header>
              <text:p text:style-name="MP12"><text:span text:style-name="MT4"><presentation:footer/></text:span></text:p>
            </text:list-header>
          </text:list>
        </draw:text-box>
      </draw:frame>
      <draw:frame presentation:style-name="Mpr4" draw:text-style-name="MP15" draw:layer="backgroundobjects" svg:width="5.918cm" svg:height="1.315cm" svg:x="18.203cm" svg:y="17.347cm" presentation:class="page-number">
        <draw:text-box>
          <text:list text:style-name="ML3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1cm" svg:height="12.565cm" svg:x="1.269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458cm" svg:height="9.518cm" svg:x="2.787cm" svg:y="1.93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frame presentation:style-name="Mpr5" draw:text-style-name="MP7" draw:layer="backgroundobjects" svg:width="8.255cm" svg:height="1.262cm" svg:x="-0.001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6" draw:text-style-name="MP9" draw:layer="backgroundobjects" svg:width="8.255cm" svg:height="1.262cm" svg:x="10.78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7" draw:text-style-name="MP7" draw:layer="backgroundobjects" svg:width="8.255cm" svg:height="1.262cm" svg:x="-0.001cm" svg:y="24.128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8" draw:text-style-name="MP9" draw:layer="backgroundobjects" svg:width="8.255cm" svg:height="1.262cm" svg:x="10.781cm" svg:y="24.128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custom-shape draw:style-name="Mgr11" draw:text-style-name="MP3" draw:layer="backgroundobjects" svg:width="23.847cm" svg:height="1.27cm" svg:x="0.706cm" svg:y="17.78cm">
        <text:list text:style-name="ML4">
          <text:list-header>
            <text:p text:style-name="MP16"><text:span text:style-name="MT5"/></text:p>
            <text:p text:style-name="MP17"><text:span text:style-name="MT5"/></text:p>
          </text:list-header>
        </text:list>
        <draw:enhanced-geometry svg:viewBox="0 0 21600 21600" draw:type="rectangle" draw:enhanced-path="M 0 0 L 21600 0 21600 21600 0 21600 0 0 Z N"/>
      </draw:custom-shape>
      <draw:frame draw:style-name="Mgr12" draw:text-style-name="MP18" draw:layer="backgroundobjects" svg:width="5.614cm" svg:height="0.278cm" svg:x="1.411cm" svg:y="18.34cm">
        <draw:image xlink:href="Pictures/10000201000002550000001E31A23060.png" xlink:type="simple" xlink:show="embed" xlink:actuate="onLoad">
          <text:p/>
        </draw:image>
      </draw:frame>
      <draw:custom-shape draw:style-name="Mgr13" draw:text-style-name="MP3" draw:layer="backgroundobjects" svg:width="6.769cm" svg:height="5.08cm" svg:x="0.847cm" svg:y="0cm">
        <text:list text:style-name="ML4">
          <text:list-header>
            <text:p text:style-name="MP16"><text:span text:style-name="MT6"/></text:p>
            <text:p text:style-name="MP19"><text:span text:style-name="MT6"><text:s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4" draw:text-style-name="MP3" draw:layer="backgroundobjects" svg:width="8.039cm" svg:height="1.009cm" svg:x="8.678cm" svg:y="17.657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51cm" svg:height="3.172cm" svg:x="1.269cm" svg:y="0.757cm" presentation:class="title" presentation:placeholder="true">
        <draw:text-box/>
      </draw:frame>
      <draw:frame presentation:style-name="Title2-outline1" draw:layer="backgroundobjects" svg:width="22.851cm" svg:height="12.565cm" svg:x="1.269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458cm" svg:height="9.518cm" svg:x="2.787cm" svg:y="1.93cm" presentation:class="page"/>
        <draw:frame presentation:style-name="Title2-notes" draw:layer="backgroundobjects" svg:width="15.231cm" svg:height="11.422cm" svg:x="1.904cm" svg:y="12.064cm" presentation:class="notes" presentation:placeholder="true">
          <draw:text-box/>
        </draw:frame>
        <draw:frame presentation:style-name="Mpr9" draw:text-style-name="MP7" draw:layer="backgroundobjects" svg:width="8.255cm" svg:height="1.262cm" svg:x="-0.001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0" draw:text-style-name="MP9" draw:layer="backgroundobjects" svg:width="8.255cm" svg:height="1.262cm" svg:x="10.78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11" draw:text-style-name="MP7" draw:layer="backgroundobjects" svg:width="8.255cm" svg:height="1.262cm" svg:x="-0.001cm" svg:y="24.128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2" draw:text-style-name="MP9" draw:layer="backgroundobjects" svg:width="8.255cm" svg:height="1.262cm" svg:x="10.781cm" svg:y="24.128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troduction to Ruby</dc:title>
    <meta:initial-creator>Min-Yen Kan</meta:initial-creator>
    <meta:creation-date>2006-06-08T09:02:23</meta:creation-date>
    <dc:date>2012-09-13T20:29:12</dc:date>
    <meta:editing-cycles>15</meta:editing-cycles>
    <meta:editing-duration>PT8H24M28S</meta:editing-duration>
    <meta:document-statistic meta:object-count="145"/>
    <meta:generator>LibreOffice/3.5$Linux_X86_64 LibreOffice_project/350m1$Build-2</meta:generator>
  </office:meta>
</office:document-meta>
</file>